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Times New Roman'"/>
    <style:font-face style:name="Courier New" svg:font-family="'Courier New'" style:font-family-generic="modern"/>
    <style:font-face style:name="Cambria,Bold" svg:font-family="'Cambria,Bold'" style:font-family-generic="swiss"/>
    <style:font-face style:name="FreeSans2" svg:font-family="FreeSans" style:font-family-generic="swiss"/>
    <style:font-face style:name="FreeSans1" svg:font-family="FreeSans, Arial" style:font-family-generic="swiss"/>
    <style:font-face style:name="Droid Sans1" svg:font-family="'Droid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34cm" fo:margin-left="-0.018cm" table:align="left" style:writing-mode="lr-tb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921cm"/>
    </style:style>
    <style:style style:name="Tableau1.C" style:family="table-column">
      <style:table-column-properties style:column-width="5.445cm"/>
    </style:style>
    <style:style style:name="Tableau1.1" style:family="table-row">
      <style:table-row-properties style:row-height="0.575cm" fo:keep-together="auto"/>
    </style:style>
    <style:style style:name="Tableau1.A1" style:family="table-cell">
      <style:table-cell-properties style:vertical-align="top" fo:background-color="#a8d08d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top" fo:background-color="#a8d08d" fo:padding="0cm" fo:border="0.5pt solid #000000" style:writing-mode="lr-tb">
        <style:background-image/>
      </style:table-cell-properties>
    </style:style>
    <style:style style:name="Tableau1.2" style:family="table-row">
      <style:table-row-properties style:row-height="2.256cm" fo:keep-together="auto"/>
    </style:style>
    <style:style style:name="Tableau1.A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="0cm" fo:border="0.5pt solid #000000" style:writing-mode="lr-tb"/>
    </style:style>
    <style:style style:name="Tableau1.3" style:family="table-row">
      <style:table-row-properties style:row-height="0.649cm" fo:keep-together="auto"/>
    </style:style>
    <style:style style:name="Tableau1.A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="0cm" fo:border="0.5pt solid #000000" style:writing-mode="lr-tb"/>
    </style:style>
    <style:style style:name="Tableau2" style:family="table">
      <style:table-properties style:width="17.007cm" fo:margin-left="-0.018cm" table:align="left" style:writing-mode="lr-tb"/>
    </style:style>
    <style:style style:name="Tableau2.A" style:family="table-column">
      <style:table-column-properties style:column-width="5.655cm"/>
    </style:style>
    <style:style style:name="Tableau2.B" style:family="table-column">
      <style:table-column-properties style:column-width="11.352cm"/>
    </style:style>
    <style:style style:name="Tableau2.1" style:family="table-row">
      <style:table-row-properties style:row-height="0.792cm" fo:keep-together="auto"/>
    </style:style>
    <style:style style:name="Tableau2.A1" style:family="table-cell">
      <style:table-cell-properties style:vertical-align="top" fo:background-color="#a8d08d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a8d08d" fo:padding="0cm" fo:border="0.5pt solid #000000" style:writing-mode="lr-tb">
        <style:background-image/>
      </style:table-cell-properties>
    </style:style>
    <style:style style:name="Tableau2.2" style:family="table-row">
      <style:table-row-properties style:row-height="0.732cm" fo:keep-together="auto"/>
    </style:style>
    <style:style style:name="Tableau2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="0cm" fo:border="0.5pt solid #000000" style:writing-mode="lr-tb"/>
    </style:style>
    <style:style style:name="Tableau2.3" style:family="table-row">
      <style:table-row-properties style:row-height="2.82cm" fo:keep-together="auto"/>
    </style:style>
    <style:style style:name="Tableau2.A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middle" fo:padding="0cm" fo:border="0.5pt solid #000000" style:writing-mode="lr-tb"/>
    </style:style>
    <style:style style:name="Tableau3" style:family="table">
      <style:table-properties style:width="17.034cm" fo:margin-left="-0.018cm" table:align="left" style:writing-mode="lr-tb"/>
    </style:style>
    <style:style style:name="Tableau3.A" style:family="table-column">
      <style:table-column-properties style:column-width="8.505cm"/>
    </style:style>
    <style:style style:name="Tableau3.B" style:family="table-column">
      <style:table-column-properties style:column-width="8.528cm"/>
    </style:style>
    <style:style style:name="Tableau3.1" style:family="table-row">
      <style:table-row-properties style:row-height="0.646cm" fo:keep-together="auto"/>
    </style:style>
    <style:style style:name="Tableau3.A1" style:family="table-cell">
      <style:table-cell-properties style:vertical-align="top" fo:background-color="#a8d08d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a8d08d" fo:padding="0cm" fo:border="0.5pt solid #000000" style:writing-mode="lr-tb">
        <style:background-image/>
      </style:table-cell-properties>
    </style:style>
    <style:style style:name="Tableau3.2" style:family="table-row">
      <style:table-row-properties style:row-height="0.653cm" fo:keep-together="auto"/>
    </style:style>
    <style:style style:name="Tableau3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top" fo:padding="0cm" fo:border="0.5pt solid #000000" style:writing-mode="lr-tb"/>
    </style:style>
    <style:style style:name="Tableau4" style:family="table">
      <style:table-properties style:width="17.034cm" fo:margin-left="-0.018cm" table:align="left" style:writing-mode="lr-tb"/>
    </style:style>
    <style:style style:name="Tableau4.A" style:family="table-column">
      <style:table-column-properties style:column-width="2.919cm"/>
    </style:style>
    <style:style style:name="Tableau4.B" style:family="table-column">
      <style:table-column-properties style:column-width="5.588cm"/>
    </style:style>
    <style:style style:name="Tableau4.C" style:family="table-column">
      <style:table-column-properties style:column-width="4.255cm"/>
    </style:style>
    <style:style style:name="Tableau4.D" style:family="table-column">
      <style:table-column-properties style:column-width="4.272cm"/>
    </style:style>
    <style:style style:name="Tableau4.1" style:family="table-row">
      <style:table-row-properties style:row-height="1.799cm" fo:keep-together="auto"/>
    </style:style>
    <style:style style:name="Tableau4.A1" style:family="table-cell">
      <style:table-cell-properties style:vertical-align="top" fo:background-color="#a8d08d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1" style:family="table-cell">
      <style:table-cell-properties style:vertical-align="top" fo:background-color="#a8d08d" fo:padding="0cm" fo:border="0.5pt solid #000000" style:writing-mode="lr-tb">
        <style:background-image/>
      </style:table-cell-properties>
    </style:style>
    <style:style style:name="Tableau4.2" style:family="table-row">
      <style:table-row-properties style:row-height="2.655cm" fo:keep-together="auto"/>
    </style:style>
    <style:style style:name="Tableau4.A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4.D2" style:family="table-cell">
      <style:table-cell-properties style:vertical-align="middle" fo:padding="0cm" fo:border="0.5pt solid #000000" style:writing-mode="lr-tb"/>
    </style:style>
    <style:style style:name="P1" style:family="paragraph" style:parent-style-name="Standard">
      <style:text-properties style:font-name="Cambria" fo:font-size="13pt" fo:font-weight="bold" style:letter-kerning="true" style:font-name-asian="Times New Roman" style:font-size-asian="13pt" style:language-asian="fr" style:country-asian="FR" style:font-weight-asian="bold" style:font-name-complex="Cambria,Bold" style:font-size-complex="13pt" style:font-weight-complex="bold"/>
    </style:style>
    <style:style style:name="P2" style:family="paragraph" style:parent-style-name="Standard">
      <style:paragraph-properties fo:line-height="0.557cm" style:text-autospace="none"/>
      <style:text-properties style:font-name="Cambria" style:font-name-complex="Cambria"/>
    </style:style>
    <style:style style:name="P3" style:family="paragraph" style:parent-style-name="Standard">
      <style:paragraph-properties fo:line-height="0.353cm" style:text-autospace="none"/>
      <style:text-properties style:font-name="Cambria" fo:font-size="10pt" style:font-size-asian="10pt" style:font-name-complex="Cambria" style:font-size-complex="10pt"/>
    </style:style>
    <style:style style:name="P4" style:family="paragraph" style:parent-style-name="Standard">
      <style:text-properties style:font-name="Cambria" fo:font-weight="bold" style:letter-kerning="true" style:font-name-asian="Cambria" style:language-asian="fr" style:country-asian="FR" style:font-weight-asian="bold" style:font-name-complex="Cambria" style:font-weight-complex="bold"/>
    </style:style>
    <style:style style:name="P5" style:family="paragraph" style:parent-style-name="Standard">
      <style:text-properties style:font-name="Cambria" fo:font-weight="bold" style:letter-kerning="true" style:font-name-asian="Times New Roman" style:language-asian="fr" style:country-asian="FR" style:font-weight-asian="bold" style:font-name-complex="Cambria,Bold" style:font-weight-complex="bold"/>
    </style:style>
    <style:style style:name="P6" style:family="paragraph" style:parent-style-name="Standard">
      <style:paragraph-properties>
        <style:tab-stops>
          <style:tab-stop style:position="1.27cm"/>
        </style:tab-stops>
      </style:paragraph-properties>
      <style:text-properties style:text-position="3% 100%" style:font-name="Cambria" fo:font-size="13pt" style:font-size-asian="13pt" style:font-name-complex="Calibri Light" style:font-size-complex="13pt"/>
    </style:style>
    <style:style style:name="P7" style:family="paragraph" style:parent-style-name="Standard">
      <style:paragraph-properties fo:line-height="100%" style:text-autospace="none"/>
      <style:text-properties style:text-position="3% 100%" style:font-name="Cambria" fo:font-size="13pt" style:font-name-asian="Cambria" style:font-size-asian="13pt" style:font-name-complex="Cambria" style:font-size-complex="13pt"/>
    </style:style>
    <style:style style:name="P8" style:family="paragraph" style:parent-style-name="Standard">
      <style:paragraph-properties fo:line-height="0.353cm" style:text-autospace="none"/>
      <style:text-properties style:font-name="Times New Roman" fo:font-size="10pt" style:font-size-asian="10pt" style:font-name-complex="Times New Roman" style:font-size-complex="10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fr" style:country-asian="FR"/>
    </style:style>
    <style:style style:name="P12" style:family="paragraph" style:parent-style-name="Standard">
      <style:paragraph-properties fo:margin-left="0.205cm" fo:margin-right="0cm" fo:margin-top="0.012cm" fo:margin-bottom="0cm" fo:line-height="0.55cm" fo:text-indent="0cm" style:auto-text-indent="false" style:text-autospace="none"/>
      <style:text-properties fo:color="#000000" style:font-name="Calibri Light" fo:font-size="13pt" fo:letter-spacing="-0.004cm" style:font-size-asian="13pt" style:font-name-complex="Calibri Light" style:font-size-complex="13pt"/>
    </style:style>
    <style:style style:name="P13" style:family="paragraph" style:parent-style-name="Standard">
      <style:paragraph-properties fo:margin-left="0.205cm" fo:margin-right="0cm" fo:margin-top="0.012cm" fo:margin-bottom="0cm" fo:line-height="0.55cm" fo:text-align="center" style:justify-single-word="false" fo:text-indent="0cm" style:auto-text-indent="false" style:text-autospace="none"/>
      <style:text-properties fo:color="#000000" style:font-name="Calibri Light" fo:font-size="13pt" fo:letter-spacing="-0.004cm" style:font-size-asian="13pt" style:font-name-complex="Calibri Light" style:font-size-complex="13pt"/>
    </style:style>
    <style:style style:name="P14" style:family="paragraph" style:parent-style-name="Standard">
      <style:paragraph-properties fo:margin-left="0.205cm" fo:margin-right="0cm" fo:margin-top="0.012cm" fo:margin-bottom="0cm" fo:line-height="0.55cm" fo:text-indent="0cm" style:auto-text-indent="false" style:text-autospace="none"/>
      <style:text-properties fo:color="#000000" style:font-name="Cambria" fo:font-size="13pt" fo:letter-spacing="-0.004cm" style:font-size-asian="13pt" style:font-name-complex="Calibri Light" style:font-size-complex="13pt"/>
    </style:style>
    <style:style style:name="P15" style:family="paragraph" style:parent-style-name="Standard">
      <style:paragraph-properties fo:margin-left="0.205cm" fo:margin-right="0cm" fo:margin-top="0.012cm" fo:margin-bottom="0cm" fo:line-height="0.55cm" fo:text-indent="0cm" style:auto-text-indent="false" style:text-autospace="none"/>
      <style:text-properties fo:color="#000000" style:font-name="Cambria" fo:font-size="13pt" style:font-size-asian="13pt" style:font-size-complex="13pt"/>
    </style:style>
    <style:style style:name="P16" style:family="paragraph" style:parent-style-name="Standard">
      <style:paragraph-properties fo:margin-left="0.205cm" fo:margin-right="0cm" fo:margin-top="0.012cm" fo:margin-bottom="0cm" fo:line-height="0.55cm" fo:text-indent="0cm" style:auto-text-indent="false" style:text-autospace="none"/>
      <style:text-properties style:font-name="Cambria" fo:font-size="13pt" style:font-size-asian="13pt" style:font-size-complex="13pt"/>
    </style:style>
    <style:style style:name="P17" style:family="paragraph" style:parent-style-name="Standard">
      <style:paragraph-properties fo:margin-left="0.205cm" fo:margin-right="0cm" fo:margin-top="0.012cm" fo:margin-bottom="0cm" fo:line-height="100%" fo:text-indent="0cm" style:auto-text-indent="false" style:text-autospace="none"/>
      <style:text-properties style:font-name="Cambria" fo:font-size="13pt" style:font-size-asian="13pt" style:font-size-complex="13pt"/>
    </style:style>
    <style:style style:name="P18" style:family="paragraph" style:parent-style-name="Standard">
      <style:paragraph-properties fo:margin-left="1.875cm" fo:margin-right="1.864cm" fo:line-height="0.556cm" fo:text-align="center" style:justify-single-word="false" fo:text-indent="0cm" style:auto-text-indent="false" style:text-autospace="none"/>
      <style:text-properties style:text-position="3% 100%" style:font-name="Cambria" fo:font-size="13pt" style:font-size-asian="13pt" style:font-size-complex="13pt" style:text-scale="99%"/>
    </style:style>
    <style:style style:name="P19" style:family="paragraph" style:parent-style-name="Standard">
      <style:paragraph-properties fo:margin-left="1.413cm" fo:margin-right="0cm" fo:line-height="0.556cm" fo:text-indent="0cm" style:auto-text-indent="false" style:text-autospace="none"/>
      <style:text-properties style:text-position="3% 100%" style:font-name="Cambria" fo:font-size="13pt" style:font-size-asian="13pt" style:font-size-complex="13pt"/>
    </style:style>
    <style:style style:name="P20" style:family="paragraph" style:parent-style-name="Standard">
      <style:paragraph-properties fo:margin-left="1.746cm" fo:margin-right="0cm" fo:line-height="0.556cm" fo:text-indent="0cm" style:auto-text-indent="false" style:text-autospace="none"/>
      <style:text-properties style:text-position="3% 100%" style:font-name="Cambria" fo:font-size="13pt" style:font-size-asian="13pt" style:font-size-complex="13pt"/>
    </style:style>
    <style:style style:name="P21" style:family="paragraph" style:parent-style-name="Standard">
      <style:paragraph-properties fo:margin-top="0.009cm" fo:margin-bottom="0cm" fo:line-height="0.194cm" style:text-autospace="none" style:snap-to-layout-grid="false"/>
      <style:text-properties style:font-name="Cambria" fo:font-size="5.5pt" style:font-size-asian="5.5pt" style:font-name-complex="Cambria" style:font-size-complex="5.5pt"/>
    </style:style>
    <style:style style:name="P22" style:family="paragraph" style:parent-style-name="Standard">
      <style:paragraph-properties fo:margin-top="0.009cm" fo:margin-bottom="0cm" fo:line-height="0.335cm" style:text-autospace="none"/>
      <style:text-properties style:font-name="Cambria" fo:font-size="9.5pt" style:font-size-asian="9.5pt" style:font-name-complex="Cambria" style:font-size-complex="9.5pt"/>
    </style:style>
    <style:style style:name="P23" style:family="paragraph" style:parent-style-name="Standard">
      <style:paragraph-properties fo:margin-top="0.009cm" fo:margin-bottom="0cm" fo:line-height="0.335cm" fo:text-align="center" style:justify-single-word="false" style:text-autospace="none" style:snap-to-layout-grid="false"/>
      <style:text-properties style:font-name="Cambria" fo:font-size="9.5pt" style:font-size-asian="9.5pt" style:font-name-complex="Cambria" style:font-size-complex="9.5pt"/>
    </style:style>
    <style:style style:name="P24" style:family="paragraph" style:parent-style-name="Standard">
      <style:paragraph-properties fo:margin-left="0.824cm" fo:margin-right="0cm" fo:line-height="100%" fo:text-indent="0cm" style:auto-text-indent="false" style:text-autospace="none"/>
      <style:text-properties style:font-name="Cambria" style:font-name-complex="Cambria"/>
    </style:style>
    <style:style style:name="P25" style:family="paragraph" style:parent-style-name="Standard">
      <style:paragraph-properties fo:margin-left="0.185cm" fo:margin-right="0cm" fo:margin-top="0.065cm" fo:margin-bottom="0cm" fo:line-height="100%" fo:text-indent="0cm" style:auto-text-indent="false" style:text-autospace="none"/>
      <style:text-properties style:font-name="Cambria" fo:font-size="13pt" style:font-size-asian="13pt" style:font-size-complex="13pt"/>
    </style:style>
    <style:style style:name="P26" style:family="paragraph" style:parent-style-name="Standard">
      <style:paragraph-properties fo:margin-left="0.185cm" fo:margin-right="0cm" fo:line-height="0.559cm" fo:text-indent="0cm" style:auto-text-indent="false" style:text-autospace="none"/>
      <style:text-properties style:text-position="3% 100%" style:font-name="Cambria" fo:font-size="13pt" style:font-size-asian="13pt" style:font-size-complex="13pt"/>
    </style:style>
    <style:style style:name="P27" style:family="paragraph" style:parent-style-name="Standard">
      <style:paragraph-properties fo:margin-left="0.185cm" fo:margin-right="0cm" fo:margin-top="0.069cm" fo:margin-bottom="0cm" fo:line-height="100%" fo:text-indent="0cm" style:auto-text-indent="false" style:text-autospace="none"/>
      <style:text-properties style:font-name="Cambria" fo:font-size="13pt" style:font-size-asian="13pt" style:font-size-complex="13pt"/>
    </style:style>
    <style:style style:name="P28" style:family="paragraph" style:parent-style-name="Standard">
      <style:paragraph-properties fo:margin-top="0.007cm" fo:margin-bottom="0cm" fo:line-height="0.335cm" style:text-autospace="none"/>
      <style:text-properties style:font-name="Cambria" fo:font-size="9.5pt" style:font-size-asian="9.5pt" style:font-name-complex="Cambria" style:font-size-complex="9.5pt"/>
    </style:style>
    <style:style style:name="P29" style:family="paragraph" style:parent-style-name="Standard">
      <style:paragraph-properties fo:margin-left="1.778cm" fo:margin-right="1.766cm" fo:margin-top="0.065cm" fo:margin-bottom="0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size-complex="13pt"/>
    </style:style>
    <style:style style:name="P30" style:family="paragraph" style:parent-style-name="Standard">
      <style:paragraph-properties fo:margin-left="4.565cm" fo:margin-right="4.553cm" fo:margin-top="0.065cm" fo:margin-bottom="0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size-complex="13pt" style:text-scale="99%"/>
    </style:style>
    <style:style style:name="P31" style:family="paragraph" style:parent-style-name="Standard">
      <style:paragraph-properties fo:margin-top="0.004cm" fo:margin-bottom="0cm" fo:line-height="0.335cm" style:text-autospace="none"/>
      <style:text-properties style:font-name="Cambria" fo:font-size="9.5pt" style:font-size-asian="9.5pt" style:font-name-complex="Cambria" style:font-size-complex="9.5pt"/>
    </style:style>
    <style:style style:name="P32" style:family="paragraph" style:parent-style-name="Standard">
      <style:paragraph-properties fo:margin-left="3.336cm" fo:margin-right="3.327cm" fo:margin-top="0.067cm" fo:margin-bottom="0cm" fo:line-height="0.557cm" fo:text-align="center" style:justify-single-word="false" fo:text-indent="0cm" style:auto-text-indent="false" style:text-autospace="none"/>
      <style:text-properties style:text-position="3% 100%" style:font-name="Cambria" fo:font-size="13pt" style:font-size-asian="13pt" style:font-size-complex="13pt"/>
    </style:style>
    <style:style style:name="P33" style:family="paragraph" style:parent-style-name="Standard">
      <style:paragraph-properties fo:margin-left="2.969cm" fo:margin-right="2.972cm" fo:margin-top="0.067cm" fo:margin-bottom="0cm" fo:line-height="0.557cm" fo:text-align="center" style:justify-single-word="false" fo:text-indent="0cm" style:auto-text-indent="false" style:text-autospace="none"/>
      <style:text-properties style:text-position="3% 100%" style:font-name="Cambria" fo:font-size="13pt" style:font-size-asian="13pt" style:font-size-complex="13pt" style:text-scale="99%"/>
    </style:style>
    <style:style style:name="P34" style:family="paragraph" style:parent-style-name="Standard">
      <style:paragraph-properties fo:margin-left="1.834cm" fo:margin-right="1.831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size-complex="13pt" style:text-scale="99%"/>
    </style:style>
    <style:style style:name="P35" style:family="paragraph" style:parent-style-name="Standard">
      <style:paragraph-properties fo:margin-left="1.492cm" fo:margin-right="1.485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size-complex="13pt" style:text-scale="99%"/>
    </style:style>
    <style:style style:name="P36" style:family="paragraph" style:parent-style-name="Standard">
      <style:paragraph-properties fo:margin-left="1.048cm" fo:margin-right="0.572cm" fo:margin-top="0.065cm" fo:margin-bottom="0cm" fo:line-height="100%" fo:text-align="center" style:justify-single-word="false" fo:text-indent="-0.369cm" style:auto-text-indent="false" style:text-autospace="none"/>
      <style:text-properties style:font-name="Cambria" fo:font-size="13pt" style:font-size-asian="13pt" style:font-size-complex="13pt"/>
    </style:style>
    <style:style style:name="P37" style:family="paragraph" style:parent-style-name="Standard">
      <style:paragraph-properties fo:margin-left="0cm" fo:margin-right="1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name-complex="Calibri Light" style:font-size-complex="13pt" style:text-scale="99%"/>
    </style:style>
    <style:style style:name="P38" style:family="paragraph" style:parent-style-name="Standard">
      <style:paragraph-properties fo:margin-left="0cm" fo:margin-right="0.808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name-complex="Calibri Light" style:font-size-complex="13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language-asian="fr" style:country-asian="FR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ambria" fo:font-size="13pt" fo:font-weight="bold" style:letter-kerning="true" style:font-name-asian="Times New Roman" style:font-size-asian="13pt" style:language-asian="fr" style:country-asian="FR" style:font-weight-asian="bold" style:font-name-complex="Cambria,Bold" style:font-size-complex="13pt" style:font-weight-complex="bold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/>
      <style:text-properties style:font-name="Cambria" fo:font-size="13pt" style:font-size-asian="13pt" style:font-size-complex="13pt"/>
    </style:style>
    <style:style style:name="P42" style:family="paragraph" style:parent-style-name="Standard">
      <style:paragraph-properties fo:margin-left="0cm" fo:margin-right="0cm" fo:margin-top="0.065cm" fo:margin-bottom="0cm" fo:line-height="100%" fo:text-indent="0cm" style:auto-text-indent="false" style:text-autospace="none"/>
      <style:text-properties style:font-name="Cambria" fo:font-size="13pt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style:text-position="3% 100%" style:font-name="Cambria" fo:font-size="13pt" style:letter-kerning="true" style:font-name-asian="Times New Roman" style:font-size-asian="13pt" style:language-asian="fr" style:country-asian="FR" style:font-name-complex="Calibri Light" style:font-size-complex="13pt"/>
    </style:style>
    <style:style style:name="P44" style:family="paragraph" style:parent-style-name="Normal_20__28_Web_29_">
      <style:paragraph-properties fo:margin-top="0.494cm" fo:margin-bottom="0cm"/>
      <style:text-properties style:font-name="Cambria" fo:font-size="13pt" fo:font-weight="bold" style:font-size-asian="13pt" style:font-weight-asian="bold" style:font-name-complex="Cambria" style:font-size-complex="13pt" style:font-weight-complex="bold"/>
    </style:style>
    <style:style style:name="P45" style:family="paragraph" style:parent-style-name="Normal_20__28_Web_29_">
      <style:paragraph-properties fo:margin-top="0.494cm" fo:margin-bottom="0cm"/>
      <style:text-properties style:font-name="Cambria" fo:font-size="11pt" fo:font-weight="bold" style:font-size-asian="11pt" style:font-weight-asian="bold" style:font-name-complex="Cambria" style:font-size-complex="11pt" style:font-weight-complex="bold"/>
    </style:style>
    <style:style style:name="P46" style:family="paragraph" style:parent-style-name="Standard" style:master-page-name="Standard">
      <style:paragraph-properties fo:margin-left="0.205cm" fo:margin-right="0cm" fo:margin-top="0.012cm" fo:margin-bottom="0cm" fo:line-height="0.55cm" fo:text-indent="0cm" style:auto-text-indent="false" style:page-number="1" style:text-autospace="none"/>
      <style:text-properties fo:color="#000000" style:font-name="Calibri Light" fo:font-size="13pt" fo:letter-spacing="-0.004cm" style:font-size-asian="13pt" style:font-name-complex="Calibri Light" style:font-size-complex="13pt"/>
    </style:style>
    <style:style style:name="P47" style:family="paragraph" style:parent-style-name="Standard">
      <style:paragraph-properties fo:margin-left="0.205cm" fo:margin-right="0cm" fo:margin-top="0.012cm" fo:margin-bottom="0cm" fo:line-height="0.55cm" fo:text-align="center" style:justify-single-word="false" fo:text-indent="0cm" style:auto-text-indent="false" style:text-autospace="none"/>
      <style:text-properties fo:color="#000000" style:font-name="Cambria" fo:font-size="14pt" fo:letter-spacing="-0.004cm" style:font-size-asian="14pt" style:font-name-complex="Calibri Light" style:font-size-complex="14pt"/>
    </style:style>
    <style:style style:name="P48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text-position="3% 100%" style:font-name="Cambria" fo:font-size="13pt" fo:font-weight="normal" style:font-size-asian="13pt" style:font-weight-asian="normal" style:font-name-complex="Calibri Light" style:font-size-complex="13pt" style:font-weight-complex="normal"/>
    </style:style>
    <style:style style:name="P49" style:family="paragraph" style:parent-style-name="Standard">
      <style:paragraph-properties fo:line-height="0.557cm" style:text-autospace="none"/>
      <style:text-properties style:text-position="3% 100%" style:font-name="Cambria" fo:font-size="13pt" style:font-size-asian="13pt" style:font-name-complex="Calibri Light" style:font-size-complex="13pt"/>
    </style:style>
    <style:style style:name="P50" style:family="paragraph" style:parent-style-name="Standard">
      <style:paragraph-properties>
        <style:tab-stops>
          <style:tab-stop style:position="1.27cm"/>
        </style:tab-stops>
      </style:paragraph-properties>
      <style:text-properties style:text-position="3% 100%" style:font-name="Cambria" fo:font-size="13pt" style:font-size-asian="13pt" style:font-name-complex="Calibri Light" style:font-size-complex="13pt"/>
    </style:style>
    <style:style style:name="P51" style:family="paragraph" style:parent-style-name="Standard">
      <style:paragraph-properties fo:line-height="100%" fo:text-align="center" style:justify-single-word="false" style:text-autospace="none"/>
      <style:text-properties style:font-name="Cambria" fo:font-size="13pt" fo:letter-spacing="0.002cm" style:font-size-asian="13pt" style:font-name-complex="Calibri Light" style:font-size-complex="13pt"/>
    </style:style>
    <style:style style:name="P52" style:family="paragraph" style:parent-style-name="Standard">
      <style:text-properties style:font-name="Cambria" fo:font-size="13pt" fo:font-weight="bold" style:letter-kerning="true" style:font-name-asian="Times New Roman" style:font-size-asian="13pt" style:language-asian="fr" style:country-asian="FR" style:font-weight-asian="bold" style:font-name-complex="Cambria,Bold" style:font-size-complex="13pt" style:font-weight-complex="bold"/>
    </style:style>
    <style:style style:name="P53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Cambria" fo:font-size="13pt" fo:font-weight="normal" style:font-size-asian="13pt" style:font-weight-asian="normal" style:font-name-complex="Calibri Light" style:font-size-complex="13pt" style:font-weight-complex="normal"/>
    </style:style>
    <style:style style:name="P54" style:family="paragraph" style:parent-style-name="Standard" style:list-style-name="WW8Num26">
      <style:text-properties style:font-name="Cambria" fo:font-weight="bold" style:letter-kerning="true" style:font-name-asian="Times New Roman" style:language-asian="fr" style:country-asian="FR" style:font-weight-asian="bold" style:font-name-complex="Cambria,Bold" style:font-weight-complex="bold"/>
    </style:style>
    <style:style style:name="P55" style:family="paragraph" style:parent-style-name="Standard" style:list-style-name="WW8Num1">
      <style:paragraph-properties>
        <style:tab-stops>
          <style:tab-stop style:position="1.27cm"/>
        </style:tab-stops>
      </style:paragraph-properties>
    </style:style>
    <style:style style:name="P56" style:family="paragraph" style:parent-style-name="Standard">
      <style:text-properties style:language-asian="fr" style:country-asian="FR"/>
    </style:style>
    <style:style style:name="P57" style:family="paragraph" style:parent-style-name="Standard" style:list-style-name="WW8Num19">
      <style:text-properties style:language-asian="fr" style:country-asian="FR"/>
    </style:style>
    <style:style style:name="P58" style:family="paragraph" style:parent-style-name="Standard" style:list-style-name="WW8Num16">
      <style:text-properties style:language-asian="fr" style:country-asian="FR"/>
    </style:style>
    <style:style style:name="P59" style:family="paragraph" style:parent-style-name="Standard">
      <style:paragraph-properties fo:margin-left="0.18cm" fo:margin-right="0cm" fo:margin-top="0.069cm" fo:margin-bottom="0cm" fo:line-height="100%" fo:text-indent="0cm" style:auto-text-indent="false" style:text-autospace="none"/>
      <style:text-properties style:font-name="Cambria" fo:font-size="13pt" style:font-size-asian="13pt" style:font-name-complex="Calibri Light" style:font-size-complex="13pt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style:font-name="Cambria" fo:font-size="13pt" fo:font-weight="bold" style:letter-kerning="true" style:font-name-asian="Times New Roman" style:font-size-asian="13pt" style:language-asian="fr" style:country-asian="FR" style:font-weight-asian="bold" style:font-name-complex="Cambria,Bold" style:font-size-complex="13pt" style:font-weight-complex="bold"/>
    </style:style>
    <style:style style:name="P61" style:family="paragraph" style:parent-style-name="Standard">
      <style:paragraph-properties fo:margin-top="0.009cm" fo:margin-bottom="0cm" fo:line-height="0.194cm" fo:text-align="center" style:justify-single-word="false" style:text-autospace="none" style:snap-to-layout-grid="false"/>
      <style:text-properties style:text-position="3% 100%" style:font-name="Cambria" fo:font-size="13pt" style:font-size-asian="13pt" style:font-name-complex="Calibri Light" style:font-size-complex="13pt"/>
    </style:style>
    <style:style style:name="P62" style:family="paragraph" style:parent-style-name="Normal_20__28_Web_29_" style:list-style-name="WW8Num19">
      <style:paragraph-properties fo:margin-top="0.494cm" fo:margin-bottom="0.494cm"/>
      <style:text-properties style:font-name="Cambria" fo:font-size="11pt" style:font-size-asian="11pt" style:font-name-complex="Cambria" style:font-size-complex="11pt" style:font-weight-complex="bold"/>
    </style:style>
    <style:style style:name="T1" style:family="text">
      <style:text-properties style:font-name-complex="Calibri Light"/>
    </style:style>
    <style:style style:name="T2" style:family="text">
      <style:text-properties style:font-name-complex="Calibri Light" style:text-scale="99%"/>
    </style:style>
    <style:style style:name="T3" style:family="text">
      <style:text-properties fo:letter-spacing="-0.004cm" style:font-name-complex="Calibri Light"/>
    </style:style>
    <style:style style:name="T4" style:family="text">
      <style:text-properties fo:letter-spacing="-0.004cm" style:font-name-complex="Calibri Light" style:text-scale="99%"/>
    </style:style>
    <style:style style:name="T5" style:family="text">
      <style:text-properties fo:letter-spacing="-0.005cm" style:font-name-complex="Calibri Light"/>
    </style:style>
    <style:style style:name="T6" style:family="text">
      <style:text-properties fo:letter-spacing="-0.005cm" style:font-name-complex="Calibri Light" style:text-scale="99%"/>
    </style:style>
    <style:style style:name="T7" style:family="text">
      <style:text-properties fo:letter-spacing="0.002cm" style:font-name-complex="Calibri Light"/>
    </style:style>
    <style:style style:name="T8" style:family="text">
      <style:text-properties fo:letter-spacing="-0.007cm" style:font-name-complex="Calibri Light"/>
    </style:style>
    <style:style style:name="T9" style:family="text">
      <style:text-properties fo:letter-spacing="-0.007cm" style:font-name-complex="Calibri Light" style:text-scale="99%"/>
    </style:style>
    <style:style style:name="T10" style:family="text">
      <style:text-properties fo:letter-spacing="-0.002cm" style:font-name-complex="Calibri Light"/>
    </style:style>
    <style:style style:name="T11" style:family="text">
      <style:text-properties fo:letter-spacing="-0.002cm" style:font-name-complex="Calibri Light" style:text-scale="99%"/>
    </style:style>
    <style:style style:name="T12" style:family="text">
      <style:text-properties fo:letter-spacing="-0.009cm" style:font-name-complex="Calibri Light"/>
    </style:style>
    <style:style style:name="T13" style:family="text">
      <style:text-properties fo:letter-spacing="-0.014cm" style:font-name-complex="Calibri Light"/>
    </style:style>
    <style:style style:name="T14" style:family="text">
      <style:text-properties fo:letter-spacing="-0.011cm" style:font-name-complex="Calibri Light"/>
    </style:style>
    <style:style style:name="T15" style:family="text">
      <style:text-properties fo:letter-spacing="-0.032cm" style:font-name-complex="Calibri Light"/>
    </style:style>
    <style:style style:name="T16" style:family="text">
      <style:text-properties fo:letter-spacing="0.004cm" style:font-name-complex="Calibri Light"/>
    </style:style>
    <style:style style:name="T17" style:family="text">
      <style:text-properties fo:letter-spacing="-0.012cm" style:font-name-complex="Calibri Light"/>
    </style:style>
    <style:style style:name="T18" style:family="text">
      <style:text-properties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position="3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2"/>
      <text:p text:style-name="P13"/>
      <text:p text:style-name="P47">COMPTE RENDU REUNION EXTERNE 2 PROJET 2</text:p>
      <text:p text:style-name="P14"/>
      <text:p text:style-name="P14"/>
      <text:p text:style-name="P14"/>
      <text:p text:style-name="P15"><text:span text:style-name="T3">A</text:span><text:span text:style-name="T5">u</text:span><text:span text:style-name="T7">t</text:span><text:span text:style-name="T5">eu</text:span><text:span text:style-name="T1">rs</text:span><text:span text:style-name="T8"> </text:span><text:span text:style-name="T1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span text:style-name="T3">A</text:span><text:span text:style-name="T5">u</text:span><text:span text:style-name="T7">t</text:span><text:span text:style-name="T5">eu</text:span><text:span text:style-name="T1">rs</text:span></text:p>
          </table:table-cell>
          <table:table-cell table:style-name="Tableau1.A1" office:value-type="string">
            <text:p text:style-name="P19"><text:span text:style-name="T3">A</text:span><text:span text:style-name="T5">pp</text:span><text:span text:style-name="T1">r</text:span><text:span text:style-name="T10">o</text:span><text:span text:style-name="T5">b</text:span><text:span text:style-name="T3">a</text:span><text:span text:style-name="T10">t</text:span><text:span text:style-name="T5">eu</text:span><text:span text:style-name="T1">rs</text:span></text:p>
          </table:table-cell>
          <table:table-cell table:style-name="Tableau1.C1" office:value-type="string">
            <text:p text:style-name="P20"><text:span text:style-name="T3">Va</text:span><text:span text:style-name="T1">l</text:span><text:span text:style-name="T3">i</text:span><text:span text:style-name="T5">d</text:span><text:span text:style-name="T3">a</text:span><text:span text:style-name="T7">t</text:span><text:span text:style-name="T3">i</text:span><text:span text:style-name="T5">o</text:span><text:span text:style-name="T1">n</text:span></text:p>
          </table:table-cell>
        </table:table-row>
        <table:table-row table:style-name="Tableau1.2">
          <table:table-cell table:style-name="Tableau1.A2" office:value-type="string">
            <text:p text:style-name="P61"/>
          </table:table-cell>
          <table:table-cell table:style-name="Tableau1.B2" office:value-type="string">
            <text:p text:style-name="P53"><text:span text:style-name="T20">I </text:span></text:p>
          </table:table-cell>
          <table:table-cell table:style-name="Tableau1.C2" office:value-type="string">
            <text:p text:style-name="P21"/>
            <text:p text:style-name="P3"/>
            <text:p text:style-name="P24"/>
          </table:table-cell>
        </table:table-row>
        <table:table-row table:style-name="Tableau1.3">
          <table:table-cell table:style-name="Tableau1.A3" office:value-type="string">
            <text:p text:style-name="P42"><text:span text:style-name="T10">R</text:span><text:span text:style-name="T5">é</text:span><text:span text:style-name="T1">d</text:span><text:span text:style-name="T3">i</text:span><text:span text:style-name="T10">g</text:span><text:span text:style-name="T1">é</text:span><text:span text:style-name="T8"> </text:span><text:span text:style-name="T3">l</text:span><text:span text:style-name="T1">e</text:span><text:span text:style-name="T12"> </text:span><text:span text:style-name="T1">:</text:span><text:span text:style-name="T10"> </text:span></text:p>
          </table:table-cell>
          <table:table-cell table:style-name="Tableau1.B3" office:value-type="string">
            <text:p text:style-name="P42"><text:span text:style-name="T3">A</text:span><text:span text:style-name="T5">pp</text:span><text:span text:style-name="T1">r</text:span><text:span text:style-name="T10">o</text:span><text:span text:style-name="T5">u</text:span><text:span text:style-name="T10">v</text:span><text:span text:style-name="T1">é</text:span><text:span text:style-name="T8"> </text:span><text:span text:style-name="T3">l</text:span><text:span text:style-name="T1">e :</text:span><text:span text:style-name="T12"> </text:span></text:p>
          </table:table-cell>
          <table:table-cell table:style-name="Tableau1.C3" office:value-type="string">
            <text:p text:style-name="P26"><text:span text:style-name="T3">Va</text:span><text:span text:style-name="T1">l</text:span><text:span text:style-name="T3">i</text:span><text:span text:style-name="T1">dé</text:span><text:span text:style-name="T13"> </text:span><text:span text:style-name="T1">le</text:span><text:span text:style-name="T12"> </text:span><text:span text:style-name="T1">:</text:span></text:p>
          </table:table-cell>
        </table:table-row>
      </table:table>
      <text:p text:style-name="P28"/>
      <text:p text:style-name="P8"/>
      <text:p text:style-name="P16"><text:span text:style-name="T10">D</text:span><text:span text:style-name="T3">i</text:span><text:span text:style-name="T1">f</text:span><text:span text:style-name="T10">f</text:span><text:span text:style-name="T5">u</text:span><text:span text:style-name="T3">s</text:span><text:span text:style-name="T1">i</text:span><text:span text:style-name="T5">o</text:span><text:span text:style-name="T1">n</text:span><text:span text:style-name="T14"> </text:span><text:span text:style-name="T1">: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<text:span text:style-name="T11">D</text:span><text:span text:style-name="T3">i</text:span><text:span text:style-name="T2">f</text:span><text:span text:style-name="T11">f</text:span><text:span text:style-name="T6">u</text:span><text:span text:style-name="T4">s</text:span><text:span text:style-name="T2">i</text:span><text:span text:style-name="T6">o</text:span><text:span text:style-name="T2">n</text:span></text:p>
          </table:table-cell>
          <table:table-cell table:style-name="Tableau2.B1" office:value-type="string">
            <text:p text:style-name="P30"><text:span text:style-name="T3">E</text:span><text:span text:style-name="T5">x</text:span><text:span text:style-name="T7">t</text:span><text:span text:style-name="T5">e</text:span><text:span text:style-name="T1">r</text:span><text:span text:style-name="T5">n</text:span><text:span text:style-name="T1">e</text:span></text:p>
          </table:table-cell>
        </table:table-row>
        <table:table-row table:style-name="Tableau2.2">
          <table:table-cell table:style-name="Tableau2.A2" office:value-type="string">
            <text:p text:style-name="P25"><text:span text:style-name="T1">À</text:span><text:span text:style-name="T15"> </text:span><text:span text:style-name="T1">:</text:span></text:p>
          </table:table-cell>
          <table:table-cell table:style-name="Tableau2.B2" office:value-type="string">
            <text:p text:style-name="P49"/>
            <text:p text:style-name="P2"/>
          </table:table-cell>
        </table:table-row>
        <table:table-row table:style-name="Tableau2.3">
          <table:table-cell table:style-name="Tableau2.A3" office:value-type="string">
            <text:p text:style-name="P27"><text:span text:style-name="T3">C</text:span><text:span text:style-name="T1">o</text:span><text:span text:style-name="T5">p</text:span><text:span text:style-name="T1">i</text:span><text:span text:style-name="T5">e</text:span><text:span text:style-name="T1">s</text:span><text:span text:style-name="T8"> </text:span><text:span text:style-name="T1">à</text:span><text:span text:style-name="T8"> </text:span><text:span text:style-name="T1">:</text:span></text:p>
          </table:table-cell>
          <table:table-cell table:style-name="Tableau2.B3" office:value-type="string">
            <text:p text:style-name="P6"/>
            <text:p text:style-name="P7"><text:s/></text:p>
          </table:table-cell>
        </table:table-row>
      </table:table>
      <text:p text:style-name="P31"/>
      <text:p text:style-name="P3"/>
      <text:p text:style-name="P16"><text:span text:style-name="T10">D</text:span><text:span text:style-name="T5">o</text:span><text:span text:style-name="T3">c</text:span><text:span text:style-name="T5">u</text:span><text:span text:style-name="T10">m</text:span><text:span text:style-name="T5">en</text:span><text:span text:style-name="T1">t</text:span><text:span text:style-name="T3"> </text:span><text:span text:style-name="T5">d</text:span><text:span text:style-name="T1">e</text:span><text:span text:style-name="T14"> </text:span><text:span text:style-name="T1">r</text:span><text:span text:style-name="T8">é</text:span><text:span text:style-name="T16">f</text:span><text:span text:style-name="T5">é</text:span><text:span text:style-name="T1">r</text:span><text:span text:style-name="T8">e</text:span><text:span text:style-name="T5">n</text:span><text:span text:style-name="T1">ce</text:span><text:span text:style-name="T8"> </text:span><text:span text:style-name="T1">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2"><text:span text:style-name="T2">L</text:span><text:span text:style-name="T6">i</text:span><text:span text:style-name="T2">b</text:span><text:span text:style-name="T9">e</text:span><text:span text:style-name="T1">l</text:span><text:span text:style-name="T3">l</text:span><text:span text:style-name="T2">é</text:span></text:p>
          </table:table-cell>
          <table:table-cell table:style-name="Tableau3.B1" office:value-type="string">
            <text:p text:style-name="P33"><text:span text:style-name="T10">D</text:span><text:span text:style-name="T5">o</text:span><text:span text:style-name="T3">c</text:span><text:span text:style-name="T5">u</text:span><text:span text:style-name="T10">m</text:span><text:span text:style-name="T5">en</text:span><text:span text:style-name="T1">t</text:span></text:p>
          </table:table-cell>
        </table:table-row>
        <table:table-row table:style-name="Tableau3.2">
          <table:table-cell table:style-name="Tableau3.A2" office:value-type="string">
            <text:p text:style-name="P27"><text:span text:style-name="T1"/></text:p>
          </table:table-cell>
          <table:table-cell table:style-name="Tableau3.B2" office:value-type="string">
            <text:p text:style-name="P59"/>
          </table:table-cell>
        </table:table-row>
      </table:table>
      <text:p text:style-name="P22"/>
      <text:p text:style-name="P3"/>
      <text:p text:style-name="P17"><text:span text:style-name="T3">His</text:span><text:span text:style-name="T7">t</text:span><text:span text:style-name="T5">o</text:span><text:span text:style-name="T1">r</text:span><text:span text:style-name="T3">i</text:span><text:span text:style-name="T5">q</text:span><text:span text:style-name="T1">ue</text:span><text:span text:style-name="T14"> </text:span><text:span text:style-name="T1">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3"/>
            <text:p text:style-name="P41"><text:span text:style-name="T3">N</text:span><text:span text:style-name="T1">°</text:span><text:span text:style-name="T8"> </text:span><text:span text:style-name="T3">V</text:span><text:span text:style-name="T5">e</text:span><text:span text:style-name="T1">rs</text:span><text:span text:style-name="T3">i</text:span><text:span text:style-name="T5">o</text:span><text:span text:style-name="T1">n</text:span></text:p>
          </table:table-cell>
          <table:table-cell table:style-name="Tableau4.A1" office:value-type="string">
            <text:p text:style-name="P23"/>
            <text:p text:style-name="P34"><text:span text:style-name="T3">A</text:span><text:span text:style-name="T5">u</text:span><text:span text:style-name="T7">t</text:span><text:span text:style-name="T5">eu</text:span><text:span text:style-name="T1">rs</text:span></text:p>
          </table:table-cell>
          <table:table-cell table:style-name="Tableau4.A1" office:value-type="string">
            <text:p text:style-name="P23"/>
            <text:p text:style-name="P35"><text:span text:style-name="T10">D</text:span><text:span text:style-name="T3">a</text:span><text:span text:style-name="T10">t</text:span><text:span text:style-name="T1">e</text:span></text:p>
          </table:table-cell>
          <table:table-cell table:style-name="Tableau4.D1" office:value-type="string">
            <text:p text:style-name="P36"><text:span text:style-name="T3">His</text:span><text:span text:style-name="T7">t</text:span><text:span text:style-name="T5">o</text:span><text:span text:style-name="T1">r</text:span><text:span text:style-name="T3">i</text:span><text:span text:style-name="T5">q</text:span><text:span text:style-name="T1">ue</text:span><text:span text:style-name="T17"> </text:span><text:span text:style-name="T1">d</text:span><text:span text:style-name="T8">e</text:span><text:span text:style-name="T1">s </text:span><text:span text:style-name="T5">é</text:span><text:span text:style-name="T7">v</text:span><text:span text:style-name="T5">o</text:span><text:span text:style-name="T3">l</text:span><text:span text:style-name="T5">u</text:span><text:span text:style-name="T7">t</text:span><text:span text:style-name="T3">i</text:span><text:span text:style-name="T1">o</text:span><text:span text:style-name="T5">n</text:span><text:span text:style-name="T1">s</text:span></text:p>
          </table:table-cell>
        </table:table-row>
        <table:table-row table:style-name="Tableau4.2">
          <table:table-cell table:style-name="Tableau4.A2" office:value-type="string">
            <text:p text:style-name="P37">1.0</text:p>
          </table:table-cell>
          <table:table-cell table:style-name="Tableau4.B2" office:value-type="string">
            <text:p text:style-name="P43"/>
          </table:table-cell>
          <table:table-cell table:style-name="Tableau4.C2" office:value-type="string">
            <text:p text:style-name="P51"/>
          </table:table-cell>
          <table:table-cell table:style-name="Tableau4.D2" office:value-type="string">
            <text:p text:style-name="P38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Times New Roman'"/>
    <style:font-face style:name="Courier New" svg:font-family="'Courier New'" style:font-family-generic="modern"/>
    <style:font-face style:name="Cambria,Bold" svg:font-family="'Cambria,Bold'" style:font-family-generic="swiss"/>
    <style:font-face style:name="FreeSans2" svg:font-family="FreeSans" style:font-family-generic="swiss"/>
    <style:font-face style:name="FreeSans1" svg:font-family="FreeSans, Arial" style:font-family-generic="swiss"/>
    <style:font-face style:name="Droid Sans1" svg:font-family="'Droid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Liberation Serif1" fo:font-size="12pt" fo:language="fr" fo:country="FR" style:letter-kerning="true" style:font-name-asian="Droid Sans1" style:font-size-asian="12pt" style:font-name-complex="FreeSans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Liberation Serif1" fo:font-size="12pt" fo:language="fr" fo:country="FR" style:letter-kerning="true" style:font-name-asian="Droid Sans1" style:font-size-asian="12pt" style:font-name-complex="FreeSans1" style:font-size-complex="12pt" style:language-complex="ar" style:country-complex="SA" fo:hyphenate="false" fo:hyphenation-remain-char-count="2" fo:hyphenation-push-char-count="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size-asian="14pt" style:font-name-complex="Liberation Sans1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Normal1" style:class="extra"/>
    <style:style style:name="Footer" style:family="paragraph" style:parent-style-name="Normal1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libri Light" style:font-name-asian="Times New Roman" style:font-name-complex="Times New Roman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21cm" fo:line-height="100%" fo:orphans="2" fo:widows="2" fo:hyphenation-ladder-count="no-limit" style:vertical-align="auto"/>
      <style:text-properties style:font-name="Times New Roman" style:letter-kerning="true" style:font-name-asian="Times New Roman" style:font-name-complex="Times New Roman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fo:font-size="10pt" style:font-size-asian="10pt" style:font-name-complex="Courier New"/>
    </style:style>
    <style:style style:name="WW8Num10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Wingdings" style:font-name-complex="Wingdings"/>
    </style:style>
    <style:style style:name="WW8Num19z4" style:family="text">
      <style:text-properties style:font-name="Courier New" style:font-name-complex="Courier New"/>
    </style:style>
    <style:style style:name="WW8Num20z0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ize="10pt" style:font-size-asian="10pt" style:font-name-complex="Symbol"/>
    </style:style>
    <style:style style:name="WW8Num22z1" style:family="text">
      <style:text-properties style:font-name="Courier New" fo:font-size="10pt" style:font-size-asian="10pt" style:font-name-complex="Courier New"/>
    </style:style>
    <style:style style:name="WW8Num22z2" style:family="text">
      <style:text-properties style:font-name="Wingdings" fo:font-size="10pt" style:font-size-asian="10pt" style:font-name-complex="Wingdings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WW-Police_20_par_20_défaut1" style:display-name="WW-Police par défaut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Police_20_par_20_défaut1"/>
    <style:style style:name="Footer_20_Char" style:display-name="Footer Char" style:family="text" style:parent-style-name="Police_20_par_20_défaut1"/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Symbol" style:font-name-complex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 style:font-name-complex="Wingdings"/>
    </style:style>
    <style:style style:name="WW_5f_CharLFO9LVL4" style:display-name="WW_CharLFO9LVL4" style:family="text">
      <style:text-properties style:font-name="Symbol" style:font-name-complex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 style:font-name-complex="Wingdings"/>
    </style:style>
    <style:style style:name="WW_5f_CharLFO9LVL7" style:display-name="WW_CharLFO9LVL7" style:family="text">
      <style:text-properties style:font-name="Symbol" style:font-name-complex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 style:font-name-complex="Wingdings"/>
    </style:style>
    <style:style style:name="WW_5f_CharLFO10LVL1" style:display-name="WW_CharLFO10LVL1" style:family="text">
      <style:text-properties style:font-name="Symbol" style:font-name-complex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 style:font-name-complex="Wingdings"/>
    </style:style>
    <style:style style:name="WW_5f_CharLFO10LVL4" style:display-name="WW_CharLFO10LVL4" style:family="text">
      <style:text-properties style:font-name="Symbol" style:font-name-complex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 style:font-name-complex="Wingdings"/>
    </style:style>
    <style:style style:name="WW_5f_CharLFO10LVL7" style:display-name="WW_CharLFO10LVL7" style:family="text">
      <style:text-properties style:font-name="Symbol" style:font-name-complex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 style:font-name-complex="Wingdings"/>
    </style:style>
    <style:style style:name="WW_5f_CharLFO11LVL1" style:display-name="WW_CharLFO11LVL1" style:family="text">
      <style:text-properties style:font-name="Symbol" style:font-name-complex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 style:font-name-complex="Wingdings"/>
    </style:style>
    <style:style style:name="WW_5f_CharLFO11LVL4" style:display-name="WW_CharLFO11LVL4" style:family="text">
      <style:text-properties style:font-name="Symbol" style:font-name-complex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 style:font-name-complex="Wingdings"/>
    </style:style>
    <style:style style:name="WW_5f_CharLFO11LVL7" style:display-name="WW_CharLFO11LVL7" style:family="text">
      <style:text-properties style:font-name="Symbol" style:font-name-complex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 style:font-name-complex="Wingdings"/>
    </style:style>
    <style:style style:name="Sans_20_interligne_20_Car" style:display-name="Sans interligne Car" style:family="text">
      <style:text-properties style:font-name="Calibri" fo:font-size="11pt" style:font-size-asian="11pt" style:font-name-complex="Calibri" style:font-size-complex="11pt" style:language-complex="ar" style:country-complex="SA"/>
    </style:style>
    <style:style style:name="Sous-titre_20_Car" style:display-name="Sous-titre Car" style:family="text">
      <style:text-properties style:font-name="Calibri Light" fo:font-size="12pt" style:letter-kerning="true" style:font-name-asian="Times New Roman" style:font-size-asian="12pt" style:font-name-complex="Times New Roman" style:font-size-complex="12pt"/>
    </style:style>
    <style:style style:name="Corps_20_de_20_texte_20_Car" style:display-name="Corps de texte Car" style:family="text">
      <style:text-properties style:font-name="Liberation Serif1" fo:font-size="12pt" style:letter-kerning="true" style:font-name-asian="Droid Sans1" style:font-size-asian="12pt" style:font-name-complex="FreeSans1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tab/><text:tab/><text:tab/><text:tab/><text:tab/><text:tab/><text:tab/><text:tab/></text:p>
      </style:header>
      <style:footer>
        <text:p text:style-name="Footer"/>
        <text:p text:style-name="Footer"><text:tab/><text:tab/><text:tab/><text:tab/>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ARDO Jean-baptiste</meta:initial-creator>
    <meta:creation-date>2013-10-17T02:36:00</meta:creation-date>
    <dc:creator>PLONG Michael</dc:creator>
    <dc:date>2013-10-23T15:44:55</dc:date>
    <meta:print-date>2013-09-26T00:02:00</meta:print-date>
    <meta:editing-cycles>13</meta:editing-cycles>
    <meta:editing-duration>PT41M17S</meta:editing-duration>
    <meta:generator>LibreOffice/3.5$Linux_x86 LibreOffice_project/350m1$Build-2</meta:generator>
    <meta:document-statistic meta:table-count="4" meta:image-count="0" meta:object-count="0" meta:page-count="1" meta:paragraph-count="26" meta:word-count="48" meta:character-count="271" meta:non-whitespace-character-count="229"/>
    <meta:user-defined meta:name="Info 1"/>
    <meta:user-defined meta:name="Info 2"/>
    <meta:user-defined meta:name="Info 3"/>
    <meta:user-defined meta:name="Info 4"/>
  </office:meta>
</office:document-meta>
</file>